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4, 2021 (12:47: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github.com/csci-1301/csci-1301.github.io/blob/main/code/Welcome.zip?raw=true" office:name=""><text:span text:style-name="Definition">Welcome.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0:47:57Z</meta:creation-date>
    <dc:date>2021-05-24T00:47:57Z</dc:date>
    <meta:user-defined meta:name="date" meta:value-type="string">May  24, 2021 (12:47: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